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0000002A3A6D273EF046F5655.jpg" manifest:media-type="image/jpeg"/>
  <manifest:file-entry manifest:full-path="Pictures/10000201000003E8000003E8D449AB9D348D5102.png" manifest:media-type="image/png"/>
  <manifest:file-entry manifest:full-path="Pictures/10000000000002710000021528FEC918F4A7FF9B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Image1" text:anchor-type="char" svg:x="2.808cm" svg:y="0.058cm" svg:width="11.333cm" svg:height="6.375cm" draw:z-index="2"><draw:image xlink:href="Pictures/10000000000004B0000002A3A6D273EF046F5655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4" text:anchor-type="char" svg:x="7.987cm" svg:y="0.217cm" svg:width="8.484cm" svg:height="8.484cm" draw:z-index="0"><draw:image xlink:href="Pictures/10000201000003E8000003E8D449AB9D348D510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x="1.679cm" svg:y="3.628cm" svg:width="8.246cm" svg:height="7.033cm" draw:z-index="1"><draw:image xlink:href="Pictures/10000000000002710000021528FEC918F4A7FF9B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17T11:16:19.315000000</meta:creation-date>
    <dc:date>2024-04-17T14:49:26.912000000</dc:date>
    <meta:editing-duration>PT1M10S</meta:editing-duration>
    <meta:editing-cycles>4</meta:editing-cycles>
    <meta:generator>LibreOffice/7.1.5.2$Windows_X86_64 LibreOffice_project/85f04e9f809797b8199d13c421bd8a2b025d52b5</meta:generator>
    <meta:document-statistic meta:table-count="0" meta:image-count="3" meta:object-count="0" meta:page-count="2" meta:paragraph-count="0" meta:word-count="0" meta:character-count="0" meta:non-whitespace-character-count="0"/>
  </office:meta>
</office:document-meta>
</file>